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officeooo:rsid="00156a12" officeooo:paragraph-rsid="00156a12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weight="normal" officeooo:rsid="00156a12" officeooo:paragraph-rsid="00156a12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fo:font-weight="normal" officeooo:rsid="0016d66d" officeooo:paragraph-rsid="0016d66d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text-position="sub 58%" fo:font-weight="bold" officeooo:rsid="00156a12" officeooo:paragraph-rsid="00156a12" style:font-weight-asian="bold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6d66d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  <style:text-properties fo:font-weight="bold" officeooo:rsid="00156a12" officeooo:paragraph-rsid="00156a12" style:font-weight-asian="bold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 style:list-style-name="L1">
      <style:paragraph-properties fo:margin-top="0in" fo:margin-bottom="0in" loext:contextual-spacing="false"/>
      <style:text-properties fo:font-weight="normal" officeooo:rsid="00156a12" officeooo:paragraph-rsid="00156a12" style:font-weight-asian="normal" style:font-weight-complex="normal"/>
    </style:style>
    <style:style style:name="P11" style:family="paragraph" style:parent-style-name="Standard" style:list-style-name="L2">
      <style:paragraph-properties fo:margin-top="0in" fo:margin-bottom="0in" loext:contextual-spacing="false"/>
      <style:text-properties fo:font-weight="normal" officeooo:rsid="0016d66d" officeooo:paragraph-rsid="0016d66d" style:font-weight-asian="normal" style:font-weight-complex="normal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officeooo:rsid="00156a12"/>
    </style:style>
    <style:style style:name="T2" style:family="text">
      <style:text-properties fo:font-weight="normal" officeooo:rsid="0016d66d" style:font-weight-asian="normal" style:font-weight-complex="normal"/>
    </style:style>
    <style:style style:name="T3" style:family="text">
      <style:text-properties officeooo:rsid="001896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irements:</text:p>
      <text:p text:style-name="P3"/>
      <text:p text:style-name="P4">Application for user management.</text:p>
      <text:p text:style-name="P4"/>
      <text:p text:style-name="P4">An user is defined by:</text:p>
      <text:p text:style-name="P4"/>
      <text:p text:style-name="P4">Personal data:</text:p>
      <text:list xml:id="list6459337210869440554" text:style-name="L1">
        <text:list-item>
          <text:p text:style-name="P10">Family name: mandatory attribute. Maximum length 50 characters.</text:p>
        </text:list-item>
        <text:list-item>
          <text:p text:style-name="P10">Name: mandatory attribute. Maximum length 50 characters.</text:p>
        </text:list-item>
        <text:list-item>
          <text:p text:style-name="P10">Email: mandatory attribute, must follow the format “myemail@email.com”</text:p>
        </text:list-item>
        <text:list-item>
          <text:p text:style-name="P10">Birthday: mandatory attribute.</text:p>
        </text:list-item>
        <text:list-item>
          <text:p text:style-name="P10">Phone: not mandatory attribute.</text:p>
        </text:list-item>
        <text:list-item>
          <text:p text:style-name="P10">Cellphone: mandatory attribute.</text:p>
        </text:list-item>
        <text:list-item>
          <text:p text:style-name="P10">Biograph: represents a short description of an user’s life. Not mandatory attribute. Maximum length: 200 characters.</text:p>
        </text:list-item>
        <text:list-item>
          <text:p text:style-name="P10">Career: represents a short description of an user’s professional career. Not mandatory attribute. Maximum length: 200 characters.</text:p>
        </text:list-item>
        <text:list-item>
          <text:p text:style-name="P10">Rate: is composed by the amount and the currency. Currency <text:span text:style-name="T3">can only be </text:span>dollars o<text:span text:style-name="T3">r </text:span>euros.</text:p>
        </text:list-item>
      </text:list>
      <text:p text:style-name="P2"/>
      <text:p text:style-name="P4">The following formats are valid for telephone numbers:</text:p>
      <text:p text:style-name="P4"/>
      <text:list xml:id="list9212238754084476296" text:style-name="L2">
        <text:list-item>
          <text:p text:style-name="P11">0abcdefghi </text:p>
        </text:list-item>
        <text:list-item>
          <text:p text:style-name="P11">0a bc de fg hi</text:p>
        </text:list-item>
        <text:list-item>
          <text:p text:style-name="P11">+33 a bc de fg hi</text:p>
        </text:list-item>
        <text:list-item>
          <text:p text:style-name="P11">+33abcdefghi</text:p>
        </text:list-item>
      </text:list>
      <text:p text:style-name="P5"/>
      <text:p text:style-name="P5">where a,b,c,d,e,f,g,h,i are numbers.</text:p>
      <text:p text:style-name="P5"/>
      <text:p text:style-name="P5">It is possible to create, display, modify and delete users.</text:p>
      <text:p text:style-name="P5"/>
      <text:p text:style-name="P5">Ruby on Rails is used as framework.</text:p>
      <text:p text:style-name="P5">MySQL is used a database.</text:p>
      <text:p text:style-name="P4"/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Star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StarSymbol" style:font-charset="x-symbol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StarSymbol" style:font-charset="x-symbol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5-31T23:40:48.059138196</dc:date>
    <meta:editing-duration>PT6M23S</meta:editing-duration>
    <meta:editing-cycles>3</meta:editing-cycles>
    <meta:document-statistic meta:table-count="0" meta:image-count="0" meta:object-count="0" meta:page-count="1" meta:paragraph-count="22" meta:word-count="154" meta:character-count="971" meta:non-whitespace-character-count="851"/>
  </office:meta>
</office:document-meta>
</file>